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tomicCodec.write( JSONSerializer serializer , Object object , Object fieldName , Type fieldType , int feature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">
            <text:p text:style-name="Table_20_Contents">7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AtomicCodec.getFastMatch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omicCodec.deserialze( DefaultJSONParser parser , Type clazz , Object field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